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13c769" officeooo:paragraph-rsid="0013c769"/>
    </style:style>
    <style:style style:name="P2" style:family="paragraph" style:parent-style-name="Standard">
      <style:text-properties officeooo:paragraph-rsid="0013c769"/>
    </style:style>
    <style:style style:name="P3" style:family="paragraph" style:parent-style-name="Standard">
      <style:text-properties fo:font-size="18pt" officeooo:rsid="0013c769" officeooo:paragraph-rsid="0013c769" style:font-size-asian="18pt" style:font-size-complex="18pt"/>
    </style:style>
    <style:style style:name="P4" style:family="paragraph" style:parent-style-name="Standard">
      <style:text-properties officeooo:rsid="00149c89" officeooo:paragraph-rsid="0013c769"/>
    </style:style>
    <style:style style:name="P5" style:family="paragraph" style:parent-style-name="Standard">
      <style:text-properties fo:font-size="12pt" officeooo:rsid="0013c769" officeooo:paragraph-rsid="0013c769" style:font-size-asian="12pt" style:font-size-complex="12pt"/>
    </style:style>
    <style:style style:name="P6" style:family="paragraph" style:parent-style-name="Standard">
      <style:text-properties fo:font-size="12pt" officeooo:rsid="00149c89" officeooo:paragraph-rsid="00149c89" style:font-size-asian="12pt" style:font-size-complex="12pt"/>
    </style:style>
    <style:style style:name="T1" style:family="text">
      <style:text-properties officeooo:rsid="0013c769"/>
    </style:style>
    <style:style style:name="T2" style:family="text">
      <style:text-properties officeooo:rsid="00149c8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ehr geehre Damen und Herren, </text:p>
      <text:p text:style-name="P5">unsere Seminarfachgruppe (Toni Hausdörfer, Fabian Beez) würde gerne folgende Umfrgen im Rahmen unserer Arbiet durchführen und bitten hiermit um ihre Zustimmung:</text:p>
      <text:p text:style-name="P5"/>
      <text:p text:style-name="P5">1. Schülerumfrage</text:p>
      <text:p text:style-name="P5">2. Passantenumfrage</text:p>
      <text:p text:style-name="P5"/>
      <text:p text:style-name="P5">Die einzelnen Fragen sind spereat beigelegt.</text:p>
      <text:p text:style-name="P5"/>
      <text:p text:style-name="P6">MfG, Toni Hausdörfer &amp; Fabian Beez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Inhalt der Schülerumfrage</text:p>
      <text:p text:style-name="P1"/>
      <text:p text:style-name="P1">Würden Sie folgende Produkte lieber <text:span text:style-name="T2">O</text:span>nline oder vor Ort kaufen?</text:p>
      <text:p text:style-name="P1"><text:tab/>Nahrung</text:p>
      <text:p text:style-name="P1"><text:tab/>Technik</text:p>
      <text:p text:style-name="P1"><text:tab/>Kleidung</text:p>
      <text:p text:style-name="P1"><text:tab/>Möbel</text:p>
      <text:p text:style-name="P1"><text:tab/>Spielwaren</text:p>
      <text:p text:style-name="P1"><text:tab/>Haushaltswaren</text:p>
      <text:p text:style-name="P1"><text:tab/>Tierprodukte</text:p>
      <text:p text:style-name="P1">Gibt es <text:span text:style-name="T2">A</text:span>rtikel, die sie nicht online bestellen würden?</text:p>
      <text:p text:style-name="P1">Benutzen Sie den Service des Onlinehandels, wenn ja für was?</text:p>
      <text:p text:style-name="P1">Welche Erfahrungen haben Sie mit Onlinehandel gemacht?</text:p>
      <text:p text:style-name="P1">Ist das Kaufangebot in Schleusingen ausreichend?</text:p>
      <text:p text:style-name="P1"><text:s text:c="8"/>Ja</text:p>
      <text:p text:style-name="P1"><text:s text:c="8"/>Nein, evtl. warum?</text:p>
      <text:p text:style-name="P1">Welche für Kaufmöglichkeiten wünschen Sie sich für Onlinehandel?</text:p>
      <text:p text:style-name="P2"><text:span text:style-name="T1">Welche für Kaufmöglichkeiten wünschen Sie sich für die Stadt?</text:span></text:p>
      <text:p text:style-name="P2"><text:span text:style-name="T1">wofür nutzen Sie den Onlinehandel am meisten?</text:span></text:p>
      <text:p text:style-name="P1"><text:s text:c="8"/>Nahrung </text:p>
      <text:p text:style-name="P1"><text:s text:c="8"/>Technik</text:p>
      <text:p text:style-name="P1"><text:s text:c="8"/>Anderes</text:p>
      <text:p text:style-name="P1">Weichen Sie und ihre Familien beim Einkaufen aufgrund des geringen Angebotes auf andere Städte in der Umgebung aus?</text:p>
      <text:p text:style-name="P1"><text:s text:c="8"/>Ja, wohin? </text:p>
      <text:p text:style-name="P1"><text:s text:c="8"/>Nein</text:p>
      <text:p text:style-name="P1">Welche Onlineplattform benutzen Sie am meisten zum Onlineshoppen?</text:p>
      <text:p text:style-name="P1"><text:s text:c="8"/>Amazon</text:p>
      <text:p text:style-name="P1"><text:s text:c="8"/>E-Bay</text:p>
      <text:p text:style-name="P1"><text:s text:c="8"/>Andere, welche?</text:p>
      <text:p text:style-name="P1">Kaufen Sie und ihre Familie Gebrauchsgegenstände neu oder gebraucht?</text:p>
      <text:p text:style-name="P1">Denken Sie, dass der Onlinehandel den lokalen Handel ersetzen könnte?</text:p>
      <text:p text:style-name="P1">Was ist für sie relevanter? Der Onlinehandel oder der lokale Einzelhandel?</text:p>
      <text:p text:style-name="P1"><text:s text:c="8"/>Onlinehandel</text:p>
      <text:p text:style-name="P1"><text:s text:c="8"/>lokaler Hande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Inhalt der Passantenumfrage</text:p>
      <text:p text:style-name="P4"/>
      <text:p text:style-name="P1">Kaufen sie online ein? Wenn ja welche Produkte? Auf welcher/n Plattform(en)? wieso nicht stationär?</text:p>
      <text:p text:style-name="P1">Haben sich ihre Kaufgewohnheiten in den letzten Jahren geändert?</text:p>
      <text:p text:style-name="P1"><text:s text:c="8"/>mehr Online/stationäre</text:p>
      <text:p text:style-name="P1"><text:s text:c="8"/>monotoner/diverser</text:p>
      <text:p text:style-name="P1">Wählen sie beim Einkaufen erst einen Anbieter und suchen dann ein Produkt oder andersherum?</text:p>
      <text:p text:style-name="P1">Recherchieren sie manchmal vorher Im Internet, bevor sie ein Produkt lokal kaufen?</text:p>
      <text:p text:style-name="P1">Ist das Angebot in Schleusingen ausreichend? Wenn nein:</text:p>
      <text:p text:style-name="P1"><text:s text:c="8"/>was würden sie sich wünschen?</text:p>
      <text:p text:style-name="P1">Weichen sie oder Familienmitglieder aufgrund des geringen Angebotes auf andere Städte in der Umgebung aus?</text:p>
      <text:p text:style-name="P1">Wieso bevorzugen sie Online/Einzelhandel?</text:p>
      <text:p text:style-name="P1">Denken Sie, dass der Onlinehandel den lokalen ersetzen kann?</text:p>
      <text:p text:style-name="P1">Sehen sie Probleme bzgl. des Onlinhandels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3:05:20.918506252</meta:creation-date>
    <dc:date>2020-08-18T14:51:28.951606843</dc:date>
    <meta:editing-duration>PT1H25M46S</meta:editing-duration>
    <meta:editing-cycles>1</meta:editing-cycles>
    <meta:document-statistic meta:table-count="0" meta:image-count="0" meta:object-count="0" meta:page-count="3" meta:paragraph-count="52" meta:word-count="293" meta:character-count="2205" meta:non-whitespace-character-count="1834"/>
    <meta:generator>LibreOffice/6.3.6.2$Linux_X86_64 LibreOffice_project/30$Build-2</meta:generator>
  </office:meta>
</office:document-meta>
</file>